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>
      <style:text-properties fo:font-style="normal" style:font-style-asian="normal" style:font-style-complex="normal"/>
    </style:style>
    <style:style style:name="P3" style:family="paragraph" style:parent-style-name="Standard" style:list-style-name="L2">
      <style:paragraph-properties fo:text-align="justify" style:justify-single-word="false"/>
      <style:text-properties fo:font-style="normal" officeooo:rsid="0009a5a8" officeooo:paragraph-rsid="00031746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09a5a8" officeooo:paragraph-rsid="00031746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0b9ada" officeooo:paragraph-rsid="00031746" style:font-style-asian="normal" style:font-style-complex="normal"/>
    </style:style>
    <style:style style:name="P6" style:family="paragraph" style:parent-style-name="Standard">
      <style:text-properties fo:font-style="normal" officeooo:paragraph-rsid="00031746" style:font-style-asian="normal" style:font-style-complex="normal"/>
    </style:style>
    <style:style style:name="P7" style:family="paragraph" style:parent-style-name="Standard">
      <style:paragraph-properties fo:text-align="end" style:justify-single-word="false"/>
      <style:text-properties fo:font-style="italic" officeooo:rsid="000d26dc" officeooo:paragraph-rsid="00031746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officeooo:paragraph-rsid="00031746"/>
    </style:style>
    <style:style style:name="P9" style:family="paragraph" style:parent-style-name="Heading_20_1">
      <style:paragraph-properties fo:text-align="center" style:justify-single-word="false"/>
      <style:text-properties officeooo:rsid="0009a5a8" officeooo:paragraph-rsid="00031746"/>
    </style:style>
    <style:style style:name="T1" style:family="text">
      <style:text-properties fo:font-style="italic" officeooo:rsid="000d26dc" style:font-style-asian="italic" style:font-style-complex="italic"/>
    </style:style>
    <style:style style:name="T2" style:family="text">
      <style:text-properties officeooo:rsid="000b9ad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Ucieczka</text:h>
      <text:p text:style-name="P8">Pewnego dnia jakiś znajomy zatrzymał mnie i powiedział ze złością w głosie:</text:p>
      <text:list xml:id="list1374304141145640499" text:style-name="L2">
        <text:list-item>
          <text:p text:style-name="P3">Stary musisz mi pomóc! W końcu wpadłem na plan ucieczki z tego kicia!</text:p>
        </text:list-item>
        <text:list-item>
          <text:p text:style-name="P3">Ucieczki? – złapałem go za rękaw i zaciągnąłem go na bok, żeby strażnicy nic nie zauważyli. Rozejrzałem się uważnie i szepnąłem - Mówisz poważnie? Ale do licha! Jak chcesz to zrobić?</text:p>
        </text:list-item>
        <text:list-item>
          <text:p text:style-name="P3">Zrobimy to tak...</text:p>
        </text:list-item>
      </text:list>
      <text:p text:style-name="P4">Uważnie słuchałem tego co miał mi do przekazania. Gdy skończył opowiadać, ja aż z wrażenia jęknąłem cichymi przyduszonymi spazmami ekstazy. To oznaczało koniec tego koszmaru, 25 lat udręki i traumy w najcięższym więzieniu w Europie. </text:p>
      <text:p text:style-name="P4">Tego wieczora, w dniu odwiedzania więźniów przez rodziny, żona mojego kumpla podarowała nam szarlotkę, a w niej schowała młoteczek geologiczny z materiału <text:span text:style-name="T2">niedającego rady wykryć przez wykrywacz metali. Tym samym młoteczkiem, w czasie ciszy nocnej wykuwaliśmy dziurę w ścianie, najciszej jak się dało, gdy klawisze nie patrzyli. Za dnia zakrywaliśmy dziurę plakatem, tłumacząc się, że w naszej celi brakuje obrazów, przez co nie czuliśmy się jak w domu, a jak w domu wariatów. Dyrektor ośrodka przymknął na to okiem, gdyż jako były ordynator psychiatryka, źle tamte czasy wspominał. Cała operacja zajęła nam pół roku ciężkiej pracy. Uciekliśmy w nocy, gdy wszyscy spali. Wyskoczyliśmy za ogrodzenie wcześniej skonstruowaną drabiną, a psy zmyliliśmy kiełbasą.</text:span></text:p>
      <text:p text:style-name="P5">Niestety złapali nas po miesiącu.</text:p>
      <text:p text:style-name="P5">Skazali nas na 120 lat za próbę ucieczki. Całe moje szczęście, że nie skazali nas na dożywocie.</text:p>
      <text:p text:style-name="P6"/>
      <text:p text:style-name="P7"><text:span text:style-name="T1">Damian Łukasi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2-04-03T09:54:47</meta:creation-date>
    <dc:date>2015-03-28T12:28:34.560218542</dc:date>
    <meta:editing-duration>PT9M56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233" meta:character-count="1487" meta:non-whitespace-character-count="1265"/>
  </office:meta>
</office:document-meta>
</file>